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2b2b2" fo:background-color="#00496d" style:text-align-source="fix" style:repeat-content="false" fo:border-left="none" fo:border-right="0.51pt solid #b2b2b2" fo:border-top="0.51pt solid #b2b2b2"/>
      <style:paragraph-properties fo:text-align="center"/>
      <style:text-properties fo:color="#ffff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language-asian="pt" style:country-asian="BR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b2b2b2" fo:border-top="0.51pt solid #b2b2b2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pt" style:country-asian="BR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51pt solid #b2b2b2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pt" style:country-asian="BR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b2b2b2" style:text-align-source="fix" style:repeat-content="false" fo:border-left="none" fo:border-right="0.51pt solid #b2b2b2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pt" style:country-asian="BR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b2b2b2" fo:background-color="#00496d" style:text-align-source="fix" style:repeat-content="false" fo:border-left="0.51pt solid #b2b2b2" fo:border-right="none" fo:border-top="0.06pt solid #b2b2b2"/>
      <style:paragraph-properties fo:text-align="center"/>
      <style:text-properties fo:color="#ffff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language-asian="pt" style:country-asian="BR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51pt solid #b2b2b2" fo:border-right="none" fo:border-top="0.06pt solid #b2b2b2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pt" style:country-asian="BR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51pt solid #b2b2b2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pt" style:country-asian="BR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b2b2b2" style:text-align-source="fix" style:repeat-content="false" fo:border-left="0.51pt solid #b2b2b2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pt" style:country-asian="BR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Ano</text:p>
          </table:table-cell>
          <table:table-cell table:style-name="ce5" office:value-type="string" calcext:value-type="string">
            <text:p>Mortes no trânsito</text:p>
          </table:table-cell>
          <table:table-cell table:style-name="ce5" office:value-type="string" calcext:value-type="string">
            <text:p>Mortes/bilhão de km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6" office:value-type="float" office:value="3908" calcext:value-type="float">
            <text:p>3908</text:p>
          </table:table-cell>
          <table:table-cell table:style-name="ce6"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62" calcext:value-type="float">
            <text:p>2862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09" calcext:value-type="float">
            <text:p>2909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8" office:value-type="float" office:value="2491" calcext:value-type="float">
            <text:p>2491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10-24T10:09:04.122026582</meta:creation-date>
    <dc:date>2023-10-24T10:09:26.446178048</dc:date>
    <dc:creator>Pedro Augusto Borges</dc:creator>
    <meta:editing-duration>PT23S</meta:editing-duration>
    <meta:editing-cycles>1</meta:editing-cycles>
    <meta:document-statistic meta:table-count="1" meta:cell-count="14" meta:object-count="0"/>
    <meta:generator>LibreOffice/7.5.7.1$Linux_X86_64 LibreOffice_project/50$Build-1</meta:generator>
  </office:meta>
</office:document-meta>
</file>